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5cm"/>
          <draw:glue-point draw:id="6" svg:x="-5cm" svg:y="0cm"/>
          <draw:path draw:style-name="gr1" draw:layer="layout" svg:width="0.2cm" svg:height="2cm" svg:x="0cm" svg:y="0cm" svg:viewBox="0 0 201 2001" svg:d="m0 0v400c100-50 201-100 201 150s-201 300-201 150 201-100 201 150-201 300-201 150 201-100 201 150-201 300-201 150 201-100 201 150-151 200-201 150v401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Vertical Inductor</dc:title>
    <meta:creation-date>2011-02-07T17:04:16</meta:creation-date>
    <meta:editing-duration>P0D</meta:editing-duration>
    <meta:editing-cycles>1</meta:editing-cycles>
    <meta:document-statistic meta:object-count="2"/>
    <meta:generator>OpenOffice.org/3.3$Linux OpenOffice.org_project/330m20$Build-9567</meta:generator>
  </office:meta>
</office:document-meta>
</file>